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8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7.3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7.0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5.7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2.1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4.198cm"/>
      <style:paragraph-properties style:writing-mode="lr-tb"/>
    </style:style>
    <style:style style:name="P1" style:family="paragraph">
      <loext:graphic-properties draw:fill="none" draw:fill-color="#ffffff"/>
      <style:text-properties fo:font-size="127.800003051758pt" style:font-size-asian="127.800003051758pt" style:font-size-complex="127.80000305175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7.800003051758pt" style:font-size-asian="127.800003051758pt" style:font-size-complex="127.800003051758pt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57cm" svg:height="10.327cm" svg:x="2.905cm" svg:y="3.54cm">
          <draw:text-box>
            <text:p><text:span text:style-name="T1">R</text:span><text:span text:style-name="T1">A</text:span><text:span text:style-name="T1">I</text:span><text:span text:style-name="T1">L </text:span><text:span text:style-name="T1">G</text:span><text:span text:style-name="T1">A</text:span><text:span text:style-name="T1">M</text:span><text:span text:style-name="T1">E</text:span></text:p>
          </draw:text-box>
        </draw:frame>
      </draw:page>
      <draw:page draw:name="page2" draw:style-name="dp1" draw:master-page-name="Default">
        <draw:frame draw:style-name="gr2" draw:text-style-name="P2" draw:layer="layout" svg:width="9.843cm" svg:height="5.228cm" svg:x="1.317cm" svg:y="2.905cm">
          <draw:text-box>
            <text:p>Things to encourage</text:p>
            <text:p>- Spreading out</text:p>
            <text:p>- Resource diversity</text:p>
            <text:p>- “Robust” network</text:p>
            <text:p>- Use of complex production change</text:p>
            <text:p/>
          </draw:text-box>
        </draw:frame>
        <draw:frame draw:style-name="gr3" draw:text-style-name="P2" draw:layer="layout" svg:width="9.525cm" svg:height="7.62cm" svg:x="10.842cm" svg:y="2.905cm">
          <draw:text-box>
            <text:p>Things to discourage</text:p>
            <text:p>- Connecting everything directly to everything</text:p>
            <text:p>- Only splitting at cities</text:p>
            <text:p>- Building factories at resources</text:p>
            <text:p>- Polluting processes</text:p>
          </draw:text-box>
        </draw:frame>
        <draw:custom-shape draw:style-name="gr4" draw:text-style-name="P3" draw:layer="layout" svg:width="0.318cm" svg:height="0.317cm" svg:x="1.317cm" svg:y="21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17cm" svg:height="0.317cm" svg:x="6.715cm" svg:y="17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63cm" svg:height="0.332cm" svg:x="8.574cm" svg:y="2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63cm" svg:height="0.332cm" svg:x="11.749cm" svg:y="19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63cm" svg:height="0.332cm" svg:x="4.492cm" svg:y="26.0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.635cm" svg:y1="22.272cm" svg:x2="4.492cm" svg:y2="26.082cm">
          <text:p/>
        </draw:line>
        <draw:line draw:style-name="gr5" draw:text-style-name="P4" draw:layer="layout" svg:x1="4.81cm" svg:y1="26.082cm" svg:x2="8.62cm" svg:y2="23.225cm">
          <text:p/>
        </draw:line>
        <draw:line draw:style-name="gr5" draw:text-style-name="P4" draw:layer="layout" svg:x1="1.635cm" svg:y1="21.955cm" svg:x2="6.08cm" svg:y2="20.685cm">
          <text:p/>
        </draw:line>
        <draw:line draw:style-name="gr5" draw:text-style-name="P4" draw:layer="layout" svg:x1="6.08cm" svg:y1="20.685cm" svg:x2="8.62cm" svg:y2="22.907cm">
          <text:p/>
        </draw:line>
        <draw:line draw:style-name="gr5" draw:text-style-name="P4" draw:layer="layout" svg:x1="8.937cm" svg:y1="22.907cm" svg:x2="11.795cm" svg:y2="20.05cm">
          <text:p/>
        </draw:line>
        <draw:line draw:style-name="gr5" draw:text-style-name="P4" draw:layer="layout" svg:x1="4.492cm" svg:y1="26.082cm" svg:x2="6.08cm" svg:y2="20.685cm">
          <text:p/>
        </draw:line>
        <draw:frame draw:style-name="gr6" draw:text-style-name="P2" draw:layer="layout" svg:width="8.478cm" svg:height="7.303cm" svg:x="12.112cm" svg:y="10.842cm">
          <draw:text-box>
            <text:p>Mechanics</text:p>
            <text:p><text:span text:style-name="T2">- Space </text:span><text:span text:style-name="T2">limitation?</text:span></text:p>
            <text:p><text:span text:style-name="T2"><text:s text:c="2"/></text:span><text:span text:style-name="T2">- Large </text:span><text:span text:style-name="T2">buildings</text:span></text:p>
            <text:p>- High route costs?</text:p>
            <text:p>- Population immigration and emigration</text:p>
            <text:p>- Opt-in complexity</text:p>
            <text:p><text:s text:c="2"/>- Toggleable climate?</text:p>
            <text:p/>
          </draw:text-box>
        </draw:frame>
        <draw:line draw:style-name="gr5" draw:text-style-name="P4" draw:layer="layout" svg:x1="6.715cm" svg:y1="17.51cm" svg:x2="6.08cm" svg:y2="20.685cm">
          <text:p/>
        </draw:line>
        <draw:custom-shape draw:style-name="gr4" draw:text-style-name="P3" draw:layer="layout" svg:width="0.317cm" svg:height="0.317cm" svg:x="4.81cm" svg:y="14.3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4" draw:layer="layout" svg:x1="5.127cm" svg:y1="14.652cm" svg:x2="6.715cm" svg:y2="17.192cm">
          <text:p/>
        </draw:line>
      </draw:page>
      <draw:page draw:name="page3" draw:style-name="dp1" draw:master-page-name="Default">
        <draw:frame draw:style-name="gr7" draw:text-style-name="P2" draw:layer="layout" svg:width="14.923cm" svg:height="6.033cm" svg:x="3.222cm" svg:y="1.952cm">
          <draw:text-box>
            <text:p>Why aren’t factories built next to mines?</text:p>
            <text:p>- Logistics of people</text:p>
            <text:p>- Encourage people to move via good prices</text:p>
            <text:p>- Long term benefit thinking</text:p>
          </draw:text-box>
        </draw:frame>
        <draw:frame draw:style-name="gr7" draw:text-style-name="P2" draw:layer="layout" svg:width="14.923cm" svg:height="6.033cm" svg:x="3.222cm" svg:y="9.572cm">
          <draw:text-box>
            <text:p>Because people need goods</text:p>
            <text:p>- Complex set of goods</text:p>
            <text:p>- People won’t move where it’s too costly to live or goods aren’t available</text:p>
            <text:p>- </text:p>
            <text:p/>
          </draw:text-box>
        </draw:frame>
      </draw:page>
      <draw:page draw:name="page4" draw:style-name="dp1" draw:master-page-name="Default">
        <draw:frame draw:style-name="gr8" draw:text-style-name="P2" draw:layer="layout" svg:width="15.875cm" svg:height="1.905cm" svg:x="2.587cm" svg:y="1.952cm">
          <draw:text-box>
            <text:p>Game message 1: Resource exploitation/depletion</text:p>
            <text:p/>
          </draw:text-box>
        </draw:frame>
        <draw:frame draw:style-name="gr9" draw:text-style-name="P2" draw:layer="layout" svg:width="15.875cm" svg:height="12.382cm" svg:x="2.587cm" svg:y="4.175cm">
          <draw:text-box>
            <text:p>Mechanics</text:p>
            <text:p>- Resources nodes deplete eventually</text:p>
            <text:p>- Pollution? Crops/health impacted?</text:p>
            <text:p>- Global warming?</text:p>
            <text:p>- More efficient resource usage via more complex logistics</text:p>
            <text:p><text:s text:c="2"/>- Lower pollution processes, but more complex resources/more steps/etc.</text:p>
            <text:p>- Exploitation of waste processes</text:p>
            <text:p><text:tab/>- Way to include heat?</text:p>
          </draw:text-box>
        </draw:frame>
      </draw:page>
      <draw:page draw:name="page5" draw:style-name="dp1" draw:master-page-name="Default">
        <draw:frame draw:style-name="gr10" draw:text-style-name="P2" draw:layer="layout" svg:width="17.145cm" svg:height="3.175cm" svg:x="2.587cm" svg:y="1.952cm">
          <draw:text-box>
            <text:p>Game message 2: Think long term (Strategy over tactics)</text:p>
            <text:p/>
          </draw:text-box>
        </draw:frame>
        <draw:frame draw:style-name="gr9" draw:text-style-name="P2" draw:layer="layout" svg:width="16.828cm" svg:height="12.382cm" svg:x="2.587cm" svg:y="4.175cm">
          <draw:text-box>
            <text:p>Mechanics</text:p>
            <text:p>- Evaluation that isn’t just growth/money?</text:p>
            <text:p><text:s text:c="2"/>- Somehow negatively score short-term decisions</text:p>
            <text:p><text:s text:c="2"/>- Set or choose from a set of goals (benefit if success)</text:p>
            <text:p><text:s text:c="4"/>- Lower costs?</text:p>
            <text:p><text:s text:c="4"/>- Lower environmental impact?</text:p>
            <text:p><text:s text:c="4"/>- Compare performance</text:p>
            <text:p><text:s text:c="4"/>- Player makes meaning from metrics?</text:p>
            <text:p>- Some sort of regular reporting</text:p>
            <text:p><text:s text:c="2"/>- Climate projections?</text:p>
            <text:p>- Requirement for scaling?</text:p>
            <text:p>- Find _thing driving demand_</text:p>
            <text:p><text:s text:c="2"/>- Way of finding causal link</text:p>
            <text:p>- Operate on large time scale</text:p>
            <text:p/>
          </draw:text-box>
        </draw:frame>
      </draw:page>
      <draw:page draw:name="page6" draw:style-name="dp1" draw:master-page-name="Default">
        <draw:frame draw:style-name="gr11" draw:text-style-name="P2" draw:layer="layout" svg:width="16.51cm" svg:height="24.448cm" svg:x="2.587cm" svg:y="1.952cm">
          <draw:text-box>
            <text:p>Simplest game that expresses these themes and mechanics?</text:p>
            <text:p/>
            <text:p>Player</text:p>
            <text:p>- Map view</text:p>
            <text:p>- Construction tools</text:p>
            <text:p/>
            <text:p>Competitor?</text:p>
            <text:p>- Same rules+capabilities as player</text:p>
            <text:p/>
            <text:p>World generation</text:p>
            <text:p>- Terrain height</text:p>
            <text:p>- Ocean + rivers</text:p>
            <text:p>- Mineable resources</text:p>
            <text:p><text:s text:c="2"/>- Iron, limestone, fish</text:p>
            <text:p>- Arability (random)</text:p>
            <text:p><text:s text:c="2"/>- Different crops by latitude/height/climate</text:p>
            <text:p>- Basic production chains where cheapest</text:p>
            <text:p/>
            <text:p>Economic simulation</text:p>
            <text:p>- Cities where resources cheap</text:p>
            <text:p>- Non-train resource transportation</text:p>
            <text:p><text:s text:c="2"/>- “Trucks” (wagons, horse, whatever)</text:p>
            <text:p><text:s text:c="2"/>- Ships</text:p>
            <text:p><text:s text:c="2"/>- Personal?</text:p>
            <text:p><text:s text:c="2"/>- Immigration</text:p>
            <text:p/>
            <text:p>Features</text:p>
            <text:p>- Track building</text:p>
            <text:p><text:s text:c="2"/>- Point-to-point or free-form?</text:p>
            <text:p><text:s text:c="2"/>- Place stations</text:p>
            <text:p>- Train routing</text:p>
            <text:p>- Automatic delivery pricing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 Beason</meta:initial-creator>
    <meta:creation-date>2023-09-24T19:39:14.800051487</meta:creation-date>
    <dc:date>2023-09-24T21:07:32.239211177</dc:date>
    <dc:creator>Will Beason</dc:creator>
    <meta:editing-duration>PT1H28M18S</meta:editing-duration>
    <meta:editing-cycles>2</meta:editing-cycles>
    <meta:generator>LibreOffice/7.5.3.2$Linux_X86_64 LibreOffice_project/9f56dff12ba03b9acd7730a5a481eea045e468f3</meta:generator>
    <meta:document-statistic meta:object-count="25"/>
  </office:meta>
</office:document-meta>
</file>